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C00000040DA155D4A.png" manifest:media-type="image/png"/>
  <manifest:file-entry manifest:full-path="Pictures/100000010000005200000094906A4B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CR Batang" svg:font-family="'HCR Batang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5cm" fo:min-width="4.529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7.23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661cm" fo:min-width="1.8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44cm" fo:min-width="1.059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1cm" svg:stroke-color="#808080" draw:marker-start-width="0.381cm" draw:marker-end-width="0.381cm" draw:fill="solid" draw:fill-color="#eeeeee" draw:textarea-horizontal-align="justify" draw:textarea-vertical-align="middle" draw:auto-grow-height="false" fo:min-height="1.476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804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5" style:family="paragraph">
      <loext:graphic-properties draw:fill="solid" draw:fill-color="#eeeeee"/>
      <style:paragraph-properties fo:text-align="center" style:writing-mode="lr-tb"/>
      <style:text-properties fo:color="#000000" loext:opacity="100%" style:font-name="Cantarell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end"/>
      <style:text-properties fo:color="#000000" loext:opacity="100%" style:font-name="DejaVu Sans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fo:color="#000000" loext:opacity="100%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000000" loext:opacity="100%"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color="#000000" loext:opacity="100%" style:font-name="DejaVu Sans" fo:font-size="10.5pt" fo:font-weight="normal" fo:background-color="transparent" style:font-size-asian="10.5pt" style:font-weight-asian="normal" style:font-size-complex="10.5pt" style:font-weight-complex="normal"/>
    </style:style>
    <style:style style:name="T2" style:family="text">
      <style:text-properties fo:color="#000000" loext:opacity="100%" style:font-name="Cantarell" fo:font-size="10.5pt" fo:font-weight="bold" fo:background-color="transparent" style:font-size-asian="10.5pt" style:font-weight-asian="bold" style:font-size-complex="10.5pt" style:font-weight-complex="bold"/>
    </style:style>
    <style:style style:name="T3" style:family="text">
      <style:text-properties fo:color="#000000" loext:opacity="100%" style:font-name="Cantarell" fo:font-size="10pt" fo:font-weight="bold" fo:background-color="transparent" style:font-size-asian="10pt" style:font-weight-asian="bold" style:font-size-complex="10pt" style:font-weight-complex="bold"/>
    </style:style>
    <style:style style:name="T4" style:family="text">
      <style:text-properties style:font-name="DejaVu Sans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loext:opacity="100%" style:font-name="DejaVu Sans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DejaVu Sans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08cm" svg:height="1.778cm" svg:x="5.161cm" svg:y="12.476cm">
          <text:p text:style-name="P1"><text:span text:style-name="T1">DID RESOL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559cm" svg:height="1.016cm" svg:x="4.053cm" svg:y="16.892cm">
          <draw:image xlink:href="Pictures/100000010000005200000094906A4B03.png" xlink:type="simple" xlink:show="embed" xlink:actuate="onLoad" draw:mime-type="image/png">
            <text:p/>
          </draw:image>
        </draw:frame>
        <draw:line draw:style-name="gr3" draw:text-style-name="P3" draw:layer="layout" svg:x1="7.701cm" svg:y1="16.51cm" svg:x2="7.701cm" svg:y2="14.254cm">
          <text:p/>
        </draw:line>
        <draw:custom-shape draw:style-name="gr4" draw:text-style-name="P2" draw:layer="layout" svg:width="5.081cm" svg:height="1.777cm" svg:x="5.161cm" svg:y="16.5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7.701cm" svg:y1="12.476cm" svg:x2="7.701cm" svg:y2="10.16cm">
          <text:p/>
        </draw:line>
        <draw:g draw:style-name="gr6">
          <draw:custom-shape draw:style-name="gr7" draw:text-style-name="P5" draw:layer="layout" svg:width="7.782cm" svg:height="1.778cm" svg:x="5.161cm" svg:y="8.39cm">
            <text:p text:style-name="P4"><text:span text:style-name="T2">VERIFIABLE DATA REGISTRY</text:span></text:p>
            <text:p text:style-name="P4"><text:span text:style-name="T3"/></text:p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4.445cm" svg:height="0.9cm" svg:x="6.83cm" svg:y="9.125cm">
            <draw:image xlink:href="Pictures/100000010000013C00000040DA155D4A.png" xlink:type="simple" xlink:show="embed" xlink:actuate="onLoad" draw:mime-type="image/png">
              <text:p/>
            </draw:image>
          </draw:frame>
        </draw:g>
        <draw:frame draw:style-name="gr8" draw:text-style-name="P7" draw:layer="layout" svg:width="2.355cm" svg:height="0.911cm" svg:x="5.25cm" svg:y="14.952cm">
          <draw:text-box>
            <text:p text:style-name="P6"><text:span text:style-name="T4">INVOKE</text:span><text:span text:style-name="T4"><text:line-break/></text:span><text:span text:style-name="T4">RESOLVER</text:span></text:p>
          </draw:text-box>
        </draw:frame>
        <draw:frame draw:style-name="gr9" draw:text-style-name="P9" draw:layer="layout" svg:width="2.044cm" svg:height="0.911cm" svg:x="5.561cm" svg:y="10.893cm">
          <draw:text-box>
            <text:p text:style-name="P8"><text:span text:style-name="T5">READ DID</text:span></text:p>
            <text:p text:style-name="P8"><text:span text:style-name="T5">METHOD</text:span></text:p>
          </draw:text-box>
        </draw:frame>
        <draw:custom-shape draw:style-name="gr10" draw:text-style-name="P2" draw:layer="layout" svg:width="5.08cm" svg:height="1.778cm" svg:x="14.161cm" svg:y="12.476cm">
          <text:p text:style-name="P1"><text:span text:style-name="T1">DID RESOLUTION</text:span><text:span text:style-name="T1"><text:line-break/></text:span><text:span text:style-name="T1">INTERCEPTOR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0.23cm" svg:y1="13.092cm" svg:x2="14.161cm" svg:y2="13.092cm">
          <text:p/>
        </draw:line>
        <draw:line draw:style-name="gr5" draw:text-style-name="P3" draw:layer="layout" svg:x1="14.148cm" svg:y1="13.592cm" svg:x2="10.217cm" svg:y2="13.592cm">
          <text:p/>
        </draw:line>
        <draw:frame draw:style-name="gr11" draw:text-style-name="P11" draw:layer="layout" svg:width="4.304cm" svg:height="0.911cm" svg:x="7.761cm" svg:y="10.893cm">
          <draw:text-box>
            <text:p text:style-name="P10"><text:span text:style-name="T6">DID</text:span><text:span text:style-name="T6"><text:line-break/></text:span><text:span text:style-name="T6">DOCUMENT</text:span></text:p>
          </draw:text-box>
        </draw:frame>
        <draw:frame draw:style-name="gr11" draw:text-style-name="P11" draw:layer="layout" svg:width="4.304cm" svg:height="0.911cm" svg:x="7.761cm" svg:y="14.927cm">
          <draw:text-box>
            <text:p text:style-name="P10"><text:span text:style-name="T6">DID RESOLUTION</text:span></text:p>
            <text:p text:style-name="P10"><text:span text:style-name="T6">RESULT</text:span></text:p>
          </draw:text-box>
        </draw:frame>
        <draw:frame draw:style-name="gr11" draw:text-style-name="P11" draw:layer="layout" svg:width="4.304cm" svg:height="0.911cm" svg:x="10.361cm" svg:y="12.057cm">
          <draw:text-box>
            <text:p text:style-name="P10"><text:span text:style-name="T6">DID RESOLUTION</text:span></text:p>
            <text:p text:style-name="P10"><text:span text:style-name="T6">RESUL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CR Batang" svg:font-family="'HCR Batang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Object_20_without_20_fill_5f_2" style:display-name="Object without fill_2" style:family="graphic" style:parent-style-name="Default_20_Drawing_20_Style_5f_3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3.18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466cm" svg:x="1cm" svg:y="3.187cm"/>
      <draw:page-thumbnail draw:layer="backgroundobjects" svg:width="9.294cm" svg:height="5.466cm" svg:x="1cm" svg:y="11.235cm"/>
      <draw:page-thumbnail draw:layer="backgroundobjects" svg:width="9.294cm" svg:height="5.466cm" svg:x="1cm" svg:y="19.283cm"/>
      <draw:page-thumbnail draw:layer="backgroundobjects" svg:width="9.294cm" svg:height="5.466cm" svg:x="11.295cm" svg:y="3.187cm"/>
      <draw:page-thumbnail draw:layer="backgroundobjects" svg:width="9.294cm" svg:height="5.466cm" svg:x="11.295cm" svg:y="11.235cm"/>
      <draw:page-thumbnail draw:layer="backgroundobjects" svg:width="9.294cm" svg:height="5.466cm" svg:x="11.295cm" svg:y="19.28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5-18T17:54:56.979387228</dc:date>
    <meta:editing-duration>PT6H57M13S</meta:editing-duration>
    <meta:editing-cycles>51</meta:editing-cycles>
    <meta:generator>LibreOffice/25.2.2.2$Linux_X86_64 LibreOffice_project/520$Build-2</meta:generator>
    <meta:document-statistic meta:object-count="39"/>
  </office:meta>
</office:document-meta>
</file>